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language="en" fo:country="US" fo:font-weight="bold" officeooo:rsid="0013af35" officeooo:paragraph-rsid="0013af35" style:font-size-asian="14pt" style:font-weight-asian="bold" style:font-size-complex="16pt" style:font-weight-complex="bold"/>
    </style:style>
    <style:style style:name="P2" style:family="paragraph" style:parent-style-name="Standard">
      <style:text-properties fo:font-size="16pt" fo:language="en" fo:country="US" fo:font-weight="normal" officeooo:rsid="0013af35" officeooo:paragraph-rsid="0013af35" style:font-size-asian="14pt" style:font-weight-asian="normal" style:font-size-complex="16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b hosting</text:p>
      <text:p text:style-name="P1"/>
      <text:p text:style-name="P2">Web hosting is a service where you place your website and files on the hosting companies web server. You're essentially renting the space in return for stable and secure storage. Different hosting types can include shared hosting, virtual private hosting, dedicated hosting, and cloud hosting. </text:p>
      <text:p text:style-name="P2">The cheapest form of web hosting is known as shared hosting. </text:p>
      <text:p text:style-name="P2">You pay for a location on a web server containing many web hosting accounts with shared hosting. This means that you also share the service processing power, memory, and bandwidth with other websites that might slow your performance. This option is best for a small website with a small number of visitors. Many developers also use this as a low-cost sandbox environment to practice deploying or hosting their personal websites. Some companies offer free shared hosting, but with limitations and often have advertisements embedded in the webpages. </text:p>
      <text:p text:style-name="P2"/>
      <text:p text:style-name="P2">Sites with more considerable demands use virtual private surface or VPS. A VPS is a virtual server with dedicated CPU, memory, and bandwidth resources. It will be running on a hardware server with other VPS instances but as the resources are fixed per VPS instance, your website is unlikely to be impacted by the performance of other VPS instances. A VPS instance will be more expensive than shared hosting. </text:p>
      <text:p text:style-name="P2"/>
      <text:p text:style-name="P2">The next option up is to use dedicated hosting. This will be a hardware server that is dedicated to you only. All hardware, CPU, memory, and bandwidth resources are yours to use. Generally, this option is more expensive than a VPS hosting. </text:p>
      <text:p text:style-name="P2"/>
      <text:p text:style-name="P2">Cloud hosting and the Cloud has grown in popularity over the last decade and is often mentioned in various news and services you use. With Cloud hosting, your website is run in something called a Cloud environment, which spans across multiple physical and virtual servers. If a physical or virtual server fails, your website will run on a different server and stay online. The main advantage of Cloud hosting is that you can use as many resources as you need without hardware limitations. However, you pay based on resource us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3-01T20:09:44.757000000</dc:date>
    <meta:editing-duration>PT8M20S</meta:editing-duration>
    <meta:editing-cycles>1</meta:editing-cycles>
    <meta:document-statistic meta:table-count="0" meta:image-count="0" meta:object-count="0" meta:page-count="2" meta:paragraph-count="7" meta:word-count="346" meta:character-count="2091" meta:non-whitespace-character-count="1746"/>
    <meta:generator>LibreOffice/7.3.4.2$Windows_X86_64 LibreOffice_project/728fec16bd5f605073805c3c9e7c4212a0120dc5</meta:generator>
  </office:meta>
</office:document-meta>
</file>